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" style:font-pitch="fixed"/>
    <style:font-face style:name="Inconsolata1" svg:font-family="Inconsolata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Roman No9 L2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DejaVu Sans" fo:font-size="8pt" fo:font-style="italic" fo:font-weight="normal" officeooo:rsid="001ce053" officeooo:paragraph-rsid="001ce053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text-properties style:font-name="DejaVu Sans" fo:font-size="10pt" style:text-underline-style="solid" style:text-underline-width="auto" style:text-underline-color="font-color" officeooo:rsid="001909d8" officeooo:paragraph-rsid="001909d8" style:font-size-asian="10pt" style:font-size-complex="10pt"/>
    </style:style>
    <style:style style:name="P4" style:family="paragraph" style:parent-style-name="Standard">
      <style:text-properties style:font-name="DejaVu Sans" fo:font-size="10pt" style:text-underline-style="none" officeooo:rsid="001909d8" officeooo:paragraph-rsid="001909d8" style:font-size-asian="10pt" style:font-size-complex="10pt"/>
    </style:style>
    <style:style style:name="P5" style:family="paragraph" style:parent-style-name="Standard">
      <style:text-properties style:font-name="DejaVu Sans" fo:font-size="10pt" style:text-underline-style="none" officeooo:rsid="001909d8" officeooo:paragraph-rsid="0019d8a3" style:font-size-asian="10pt" style:font-size-complex="10pt"/>
    </style:style>
    <style:style style:name="P6" style:family="paragraph" style:parent-style-name="Standard">
      <style:text-properties style:font-name="DejaVu Sans" fo:font-size="10pt" fo:font-style="normal" style:text-underline-style="none" officeooo:rsid="0019d8a3" officeooo:paragraph-rsid="0019d8a3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DejaVu Sans" fo:font-size="10pt" fo:font-style="normal" style:text-underline-style="none" fo:font-weight="normal" officeooo:rsid="0019d8a3" officeooo:paragraph-rsid="001a2d0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DejaVu Sans" fo:font-size="10pt" fo:font-style="normal" style:text-underline-style="none" fo:font-weight="normal" officeooo:rsid="001a2d03" officeooo:paragraph-rsid="001a2d03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DejaVu Sans" fo:font-size="10pt" fo:font-style="normal" style:text-underline-style="solid" style:text-underline-width="auto" style:text-underline-color="font-color" officeooo:rsid="0019d8a3" officeooo:paragraph-rsid="0019d8a3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DejaVu Sans" fo:font-size="10pt" fo:font-style="normal" style:text-underline-style="solid" style:text-underline-width="auto" style:text-underline-color="font-color" fo:font-weight="normal" officeooo:rsid="001a2d03" officeooo:paragraph-rsid="001a2d0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DejaVu Sans" fo:font-size="8pt" fo:font-style="normal" style:text-underline-style="none" fo:font-weight="normal" officeooo:rsid="001a2d03" officeooo:paragraph-rsid="001a2d0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style:font-name="Inconsolata" fo:font-size="10pt" style:text-underline-style="solid" style:text-underline-width="auto" style:text-underline-color="font-color" officeooo:rsid="001909d8" officeooo:paragraph-rsid="001909d8" style:font-size-asian="10pt" style:font-size-complex="10pt"/>
    </style:style>
    <style:style style:name="P13" style:family="paragraph" style:parent-style-name="Standard">
      <style:text-properties style:font-name="Inconsolata" fo:font-size="10pt" style:text-underline-style="none" officeooo:rsid="001909d8" officeooo:paragraph-rsid="001909d8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DejaVu Sans" fo:font-size="10pt" fo:font-style="normal" style:text-underline-style="solid" style:text-underline-width="auto" style:text-underline-color="font-color" officeooo:rsid="0019d8a3" officeooo:paragraph-rsid="0019d8a3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DejaVu Sans" fo:font-size="10pt" style:text-underline-style="none" officeooo:rsid="001909d8" officeooo:paragraph-rsid="001909d8" style:font-size-asian="10pt" style:font-size-complex="10pt"/>
    </style:style>
    <style:style style:name="P16" style:family="paragraph" style:parent-style-name="Standard">
      <style:text-properties style:font-name="DejaVu Sans" fo:font-size="10pt" fo:font-style="normal" style:text-underline-style="none" officeooo:rsid="001909d8" officeooo:paragraph-rsid="001909d8" style:font-size-asian="10pt" style:font-style-asian="normal" style:font-size-complex="10pt" style:font-style-complex="normal"/>
    </style:style>
    <style:style style:name="P17" style:family="paragraph" style:parent-style-name="Standard" style:list-style-name="L21">
      <style:text-properties style:font-name="DejaVu Sans" fo:font-size="10pt" fo:font-style="normal" style:text-underline-style="none" officeooo:rsid="0019d8a3" officeooo:paragraph-rsid="0019d8a3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DejaVu Sans" fo:font-size="10pt" fo:font-style="normal" style:text-underline-style="none" fo:font-weight="normal" officeooo:rsid="001a2d03" officeooo:paragraph-rsid="0019d8a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DejaVu Sans" fo:font-size="10pt" fo:font-style="normal" style:text-underline-style="none" fo:font-weight="normal" officeooo:rsid="001a2d03" officeooo:paragraph-rsid="001a2d0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22">
      <style:text-properties style:font-name="DejaVu Sans" fo:font-size="10pt" fo:font-style="normal" style:text-underline-style="none" fo:font-weight="normal" officeooo:rsid="001a2d03" officeooo:paragraph-rsid="001a2d0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DejaVu Sans" fo:font-size="10pt" fo:font-style="normal" style:text-underline-style="solid" style:text-underline-width="auto" style:text-underline-color="font-color" officeooo:rsid="001909d8" officeooo:paragraph-rsid="001909d8" style:font-size-asian="10pt" style:font-style-asian="normal" style:font-size-complex="10pt" style:font-style-complex="normal"/>
    </style:style>
    <style:style style:name="P22" style:family="paragraph" style:parent-style-name="Standard">
      <style:text-properties style:font-name="DejaVu Sans" fo:font-size="10pt" fo:font-style="italic" style:text-underline-style="none" officeooo:rsid="001909d8" officeooo:paragraph-rsid="001909d8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DejaVu Sans" fo:font-size="10pt" fo:font-style="italic" style:text-underline-style="none" officeooo:rsid="0019d8a3" officeooo:paragraph-rsid="0019d8a3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Inconsolata" fo:font-size="10pt" fo:font-style="normal" style:text-underline-style="none" officeooo:rsid="001909d8" officeooo:paragraph-rsid="001909d8" style:font-size-asian="10pt" style:font-style-asian="normal" style:font-size-complex="10pt" style:font-style-complex="normal"/>
    </style:style>
    <style:style style:name="P25" style:family="paragraph" style:parent-style-name="Standard" style:list-style-name="L21">
      <style:text-properties style:font-name="Inconsolata" fo:font-size="10pt" fo:font-style="normal" style:text-underline-style="none" officeooo:rsid="0019d8a3" officeooo:paragraph-rsid="0019d8a3" style:font-size-asian="10pt" style:font-style-asian="normal" style:font-size-complex="10pt" style:font-style-complex="normal"/>
    </style:style>
    <style:style style:name="P26" style:family="paragraph" style:parent-style-name="Standard">
      <style:text-properties style:font-name="Inconsolata" fo:font-size="10pt" fo:font-style="normal" style:text-underline-style="none" officeooo:rsid="0019d8a3" officeooo:paragraph-rsid="0019d8a3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Inconsolata" fo:font-size="10pt" fo:font-style="normal" style:text-underline-style="none" fo:font-weight="normal" officeooo:rsid="001a2d03" officeooo:paragraph-rsid="0019d8a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Inconsolata" fo:font-size="10pt" style:text-underline-style="none" officeooo:rsid="001909d8" officeooo:paragraph-rsid="001909d8" style:font-size-asian="10pt" style:font-size-complex="10pt"/>
    </style:style>
    <style:style style:name="P29" style:family="paragraph" style:parent-style-name="Standard">
      <style:paragraph-properties fo:break-before="page"/>
      <style:text-properties style:font-name="DejaVu Sans" fo:font-size="10pt" fo:font-style="normal" style:text-underline-style="solid" style:text-underline-width="auto" style:text-underline-color="font-color" officeooo:rsid="001909d8" officeooo:paragraph-rsid="001909d8" style:font-size-asian="10pt" style:font-style-asian="normal" style:font-size-complex="10pt" style:font-style-complex="normal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style:font-name="DejaVu Sans" fo:font-size="8pt" fo:font-style="italic" style:font-size-asian="8pt" style:font-style-asian="italic" style:font-size-complex="8pt" style:font-style-complex="italic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/>
    </style:style>
    <style:style style:name="P3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Inconsolata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indent="0in"/>
    </style:style>
    <style:style style:name="P3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Inconsolata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Inconsolata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b86e"/>
    </style:style>
    <style:style style:name="T2" style:family="text">
      <style:text-properties officeooo:rsid="001909d8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italic" style:font-style-asian="italic" style:font-style-complex="italic"/>
    </style:style>
    <style:style style:name="T5" style:family="text">
      <style:text-properties style:font-name="DejaVu Sans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9d8a3" style:font-style-asian="italic" style:font-style-complex="italic"/>
    </style:style>
    <style:style style:name="T8" style:family="text">
      <style:text-properties fo:font-style="italic" officeooo:rsid="001b9ce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d8a3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style:font-name="Inconsolata"/>
    </style:style>
    <style:style style:name="T13" style:family="text">
      <style:text-properties style:font-name="Inconsolata" fo:font-style="normal" style:font-style-asian="normal" style:font-style-complex="normal"/>
    </style:style>
    <style:style style:name="T14" style:family="text">
      <style:text-properties style:font-name="Inconsolata" fo:font-size="8pt" fo:font-style="normal" style:font-size-asian="8pt" style:font-style-asian="normal" style:font-size-complex="8pt" style:font-style-complex="normal"/>
    </style:style>
    <style:style style:name="T15" style:family="text">
      <style:text-properties style:font-name="Inconsolata" fo:font-weight="bold" style:font-weight-asian="bold" style:font-weight-complex="bold"/>
    </style:style>
    <style:style style:name="T16" style:family="text">
      <style:text-properties style:font-name="Inconsolata" fo:font-weight="bold" officeooo:rsid="001a2d03" style:font-weight-asian="bold" style:font-weight-complex="bold"/>
    </style:style>
    <style:style style:name="T17" style:family="text">
      <style:text-properties style:font-name="Inconsolata" officeooo:rsid="001a2d03"/>
    </style:style>
    <style:style style:name="T18" style:family="text">
      <style:text-properties fo:font-size="8pt" fo:font-style="normal" style:font-size-asian="8pt" style:font-style-asian="normal" style:font-size-complex="8pt" style:font-style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officeooo:rsid="001a2d03" style:font-weight-asian="normal" style:font-weight-complex="normal"/>
    </style:style>
    <style:style style:name="T21" style:family="text">
      <style:text-properties officeooo:rsid="0019d8a3"/>
    </style:style>
    <style:style style:name="T22" style:family="text">
      <style:text-properties officeooo:rsid="001a2d03"/>
    </style:style>
    <style:style style:name="T23" style:family="text">
      <style:text-properties fo:font-weight="normal" officeooo:rsid="001a2d03" style:font-weight-asian="normal" style:font-weight-complex="normal"/>
    </style:style>
    <style:style style:name="T24" style:family="text">
      <style:text-properties fo:font-size="9pt" fo:font-style="italic" style:font-size-asian="9pt" style:font-style-asian="italic" style:font-size-complex="9pt" style:font-style-complex="italic"/>
    </style:style>
    <style:style style:name="T25" style:family="text">
      <style:text-properties officeooo:rsid="001b9cee"/>
    </style:style>
    <style:style style:name="T26" style:family="text">
      <style:text-properties style:font-name="DejaVu Sans" fo:font-size="8pt" fo:font-style="italic" style:font-size-asian="8pt" style:font-style-asian="italic" style:font-size-complex="8pt" style:font-style-complex="italic"/>
    </style:style>
    <style:style style:name="T27" style:family="text">
      <style:text-properties style:use-window-font-color="true" style:text-outline="false" style:text-line-through-style="none" style:font-name="Inconsolata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font-name="Inconsolata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8" style:family="graphic" style:list-style-name="L2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solid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3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34">
      <style:graphic-properties draw:stroke="solid" svg:stroke-width="0in" svg:stroke-color="#000000" draw:marker-start="" draw:marker-start-width="0.0783in" draw:marker-start-center="false" draw:marker-end="Arrowheads_20_1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lauf</text:p>
      <text:p text:style-name="P3"><draw:g text:anchor-type="paragraph" draw:z-index="3" draw:style-name="gr7"><draw:frame draw:style-name="gr8" draw:text-style-name="P34" svg:width="2.1878in" svg:height="0.3071in" svg:x="1.7043in" svg:y="0in"><draw:text-box><text:p text:style-name="P33"><text:span text:style-name="T27">Aufgabe01.java : main()</text:span></text:p></draw:text-box></draw:frame><draw:frame draw:style-name="gr9" draw:text-style-name="P34" xml:id="id1" draw:id="id1" svg:width="2.1878in" svg:height="0.3071in" svg:x="1.7043in" svg:y="0.7874in"><draw:text-box><text:p text:style-name="P33"><text:span text:style-name="T27">TastaturEingabe.java</text:span></text:p></draw:text-box></draw:frame><draw:frame draw:style-name="gr10" draw:text-style-name="P34" xml:id="id3" draw:id="id3" svg:width="2.1878in" svg:height="0.3071in" svg:x="1.7043in" svg:y="1.5752in"><draw:text-box><text:p text:style-name="P33"><text:span text:style-name="T27">Fenster.java</text:span></text:p></draw:text-box></draw:frame><draw:line draw:style-name="gr11" draw:text-style-name="P32" svg:x1="2.7in" svg:y1="0.2862in" svg:x2="2.7in" svg:y2="0.7362in"><text:p/></draw:line><draw:line draw:style-name="gr12" draw:text-style-name="P37" svg:x1="2.7in" svg:y1="1.0346in" svg:x2="2.7in" svg:y2="1.5862in"><text:p/></draw:line><draw:connector draw:style-name="gr13" draw:text-style-name="P32" svg:x1="1.7043in" svg:y1="0.9409in" svg:x2="1.7043in" svg:y2="2.5161in" draw:start-shape="id1" draw:end-shape="id2" draw:end-glue-point="3" svg:d="m4329 2390h-500v4001h500" svg:viewBox="0 0 501 4002"><text:p/></draw:connector><draw:frame draw:style-name="gr14" draw:text-style-name="P36" svg:width="0.376in" svg:height="0.2524in" svg:x="2.7244in" svg:y="1.1075in"><draw:text-box><text:p text:style-name="P35"><text:span text:style-name="T28">OK</text:span></text:p></draw:text-box></draw:frame><draw:frame draw:style-name="gr15" draw:text-style-name="P38" svg:width="1.4862in" svg:height="0.5579in" svg:x="0in" svg:y="1.4311in"><draw:text-box><text:p text:style-name="P33"><text:span text:style-name="T28">NOK</text:span></text:p><text:p text:style-name="P35"><text:span text:style-name="T28">→ </text:span><text:span text:style-name="T28">Fehlermeldung</text:span></text:p><text:p text:style-name="P35"><text:span text:style-name="T28">(keine Exception!)</text:span></text:p></draw:text-box></draw:frame><draw:frame draw:style-name="gr16" draw:text-style-name="P34" xml:id="id2" draw:id="id2" svg:width="2.1886in" svg:height="0.3071in" svg:x="1.7043in" svg:y="2.3626in"><draw:text-box><text:p text:style-name="P33"><text:span text:style-name="T27">Fenster.java</text:span></text:p></draw:text-box></draw:frame><draw:line draw:style-name="gr17" draw:text-style-name="P37" svg:x1="2.7in" svg:y1="1.8224in" svg:x2="2.7in" svg:y2="2.374in"><text:p/></draw:line><draw:frame draw:style-name="gr18" draw:text-style-name="P36" svg:width="1.276in" svg:height="0.2524in" svg:x="2.7244in" svg:y="1.8953in"><draw:text-box><text:p text:style-name="P35"><text:span text:style-name="T28">Schließen-Knopf</text:span></text:p></draw:text-box></draw:frame><draw:connector draw:style-name="gr19" draw:text-style-name="P32" draw:type="curve" svg:x1="3.8917in" svg:y1="0.9409in" svg:x2="3.8917in" svg:y2="1.7283in" draw:start-shape="id1" draw:start-glue-point="1" draw:end-shape="id3" draw:end-glue-point="1" svg:d="m9885 2390c748 0 748 2000 0 2000" svg:viewBox="0 0 563 2002"><text:p/></draw:connector><draw:frame draw:style-name="gr20" draw:text-style-name="P36" svg:width="1.9331in" svg:height="0.4051in" svg:x="4.4173in" svg:y="1.1866in"><draw:text-box><text:p text:style-name="P35"><text:span text:style-name="T28">Neue Eingabe</text:span></text:p><text:p text:style-name="P35"><text:span text:style-name="T28">→ </text:span><text:span text:style-name="T28">Fenster Aktualisierung</text:span></text:p></draw:text-box></draw:frame></draw:g></text:p>
      <text:p text:style-name="P3">Balkendiagramm</text:p>
      <text:p text:style-name="P13"><text:tab/></text:p>
      <text:p text:style-name="P13"><text:bookmark-start text:name="__DdeLink__2_763485140"/><text:tab/>x-Pos <text:tab/>= 10% <text:span text:style-name="T3">der Fenstergröße<text:tab/><text:tab/>Links-Abstand</text:span></text:p>
      <text:p text:style-name="P13"><text:tab/>y-Pos <text:tab/>= 10% <text:span text:style-name="T3">der Fenstergröße <text:tab/><text:tab/>Top-Abstand</text:span></text:p>
      <text:p text:style-name="P13"><text:tab/>breite<text:tab/>= 80% <text:span text:style-name="T3">der Fenstergröße</text:span></text:p>
      <text:p text:style-name="P13"><text:tab/>hoehe<text:tab/>= 25% <text:span text:style-name="T3">der Fenstergröße</text:span><text:bookmark-end text:name="__DdeLink__2_763485140"/></text:p>
      <text:p text:style-name="P4"/>
      <text:p text:style-name="P4"/>
      <text:p text:style-name="P3">Legende</text:p>
      <text:p text:style-name="P4"/>
      <text:p text:style-name="P13"><text:tab/>x-Pos <text:tab/>= 10% <text:span text:style-name="T3">der Fenstergröße<text:tab/><text:tab/>Links-Abstand</text:span></text:p>
      <text:p text:style-name="P13"><text:tab/>y-Pos <text:tab/>= 45% <text:span text:style-name="T3">der Fenstergröße <text:tab/><text:tab/>Top-Abstand</text:span></text:p>
      <text:p text:style-name="P13"><text:tab/>breite<text:tab/>= 80% <text:span text:style-name="T3">der Fenstergröße</text:span></text:p>
      <text:p text:style-name="P13"><text:tab/>hoehe<text:tab/>= 45% <text:span text:style-name="T3">der Fenstergröße</text:span></text:p>
      <text:p text:style-name="P4"/>
      <text:p text:style-name="P4"/>
      <text:p text:style-name="P12"><text:span text:style-name="T3">Stadien der Trinkreife (</text:span><text:span text:style-name="T4">äußere Grenzen</text:span><text:span text:style-name="T5">)</text:span></text:p>
      <text:p text:style-name="P16"/>
      <text:p text:style-name="P13"><text:span text:style-name="T5"><text:tab/></text:span><text:span text:style-name="T9">unreif<text:tab/><text:tab/>= round(lagerdauer / 8)<text:tab/><text:tab/><text:tab/></text:span><text:span text:style-name="T5">“Zu früh”</text:span></text:p>
      <text:p text:style-name="P13"><text:span text:style-name="T9"><text:tab/>steigernd<text:tab/>= lagerdauer – (optimal + unreif)<text:tab/><text:tab/></text:span><text:span text:style-name="T5">“Steigert sich noch”</text:span></text:p>
      <text:p text:style-name="P13"><text:span text:style-name="T5"><text:tab/></text:span><text:span text:style-name="T9">optimal<text:tab/><text:tab/>= round(lagerdauer / 2)<text:tab/><text:tab/><text:tab/></text:span><text:span text:style-name="T5">“Optimaler Trinkzeitpunkt”</text:span></text:p>
      <text:p text:style-name="P13"><text:span text:style-name="T9"><text:tab/>ueberlagert<text:tab/>= lagerdauer + 1<text:tab/><text:tab/><text:tab/><text:tab/></text:span><text:span text:style-name="T5">“Überlagert”</text:span></text:p>
      <text:p text:style-name="P24"/>
      <text:p text:style-name="P13"><text:span text:style-name="T9"><text:tab/></text:span><text:span text:style-name="T5">Gesamtzeit<text:tab/></text:span><text:span text:style-name="T9">=</text:span><text:span text:style-name="T5"> (</text:span><text:span text:style-name="T9">jahrgang + 1) </text:span><text:span text:style-name="T5">bis (</text:span><text:span text:style-name="T9">lagerdauer + 1)</text:span></text:p>
      <text:p text:style-name="P24"/>
      <text:p text:style-name="P21"/>
      <text:p text:style-name="P29">Eingabeverarbeitung</text:p>
      <text:p text:style-name="P21"/>
      <text:p text:style-name="P4"><text:span text:style-name="T9"><text:tab/></text:span><text:span text:style-name="T10">Textuelle (</text:span><text:span text:style-name="T7">Konsole</text:span><text:span text:style-name="T10">) Eingabeaufforderung zu:</text:span></text:p>
      <text:p text:style-name="P16"/>
      <text:p text:style-name="P4"><draw:frame text:anchor-type="paragraph" draw:z-index="0" draw:style-name="gr1" draw:text-style-name="P31" svg:width="0.9067in" svg:height="0.4276in" svg:x="6.1874in" svg:y="0.061in"><draw:text-box><text:p text:style-name="P30"><text:span text:style-name="T26">(nur hier ist das </text:span></text:p><text:p text:style-name="P30"><text:span text:style-name="T26">aktuelles Jahr </text:span></text:p><text:p text:style-name="P30"><text:span text:style-name="T26">darstellbar)</text:span></text:p></draw:text-box></draw:frame><text:span text:style-name="T9"><text:tab/></text:span><text:span text:style-name="T13">lagerdauer<text:tab/>Integer<text:tab/><text:tab/></text:span><text:span text:style-name="T9">Wertebereich:<text:tab/><text:tab/></text:span><text:span text:style-name="T13">[minLagerdauer, maxLagerdauer]</text:span></text:p>
      <text:p text:style-name="P4"><draw:line text:anchor-type="paragraph" draw:z-index="1" draw:style-name="gr2" draw:text-style-name="P32" svg:x1="6.1874in" svg:y1="0.0846in" svg:x2="5.9193in" svg:y2="0.0846in"><text:p/></draw:line><text:span text:style-name="T13"><text:tab/>jahrgang<text:tab/>Integer<text:tab/><text:tab/></text:span><text:span text:style-name="T9">Wertebereich:<text:tab/><text:tab/></text:span><text:span text:style-name="T13">[aktJahr – 25, aktJahr – 1]<text:tab/></text:span><text:span text:style-name="T18"> </text:span><text:span text:style-name="T14"><text:s/></text:span></text:p>
      <text:p text:style-name="P4"><text:tab/></text:p>
      <text:p text:style-name="P4"><text:tab/><text:span text:style-name="T21">Wiederholte Eingabe möglich → Aktualisierung des Balkendiagramms</text:span></text:p>
      <text:p text:style-name="P4"/>
      <text:p text:style-name="P4"><text:tab/><text:span text:style-name="T19">Konstanten</text:span></text:p>
      <text:p text:style-name="P4"><text:tab/><text:span text:style-name="T12">maxLagerdauer = 25</text:span></text:p>
      <text:p text:style-name="P13"><text:tab/>minLagerdauer = 1</text:p>
      <text:p text:style-name="P13"/>
      <text:p text:style-name="P4"><text:span text:style-name="T12"><text:tab/></text:span><text:span text:style-name="T19">EasterEgg</text:span></text:p>
      <text:p text:style-name="P4"><text:tab/><text:span text:style-name="T12">jahrgang = 325</text:span> <text:s/>→ <text:s/><text:span text:style-name="T19">Popup:</text:span> “<text:span text:style-name="T6">Achievement unlocked! Ältester Wein der Welt gefunden.”</text:span></text:p>
      <text:p text:style-name="P22"/>
      <text:p text:style-name="P4"><text:span text:style-name="T6"><text:tab/></text:span><text:span text:style-name="T11">Eingabeprüfung</text:span></text:p>
      <text:p text:style-name="P5"><text:span text:style-name="T9"><text:tab/></text:span><text:span text:style-name="T10"><text:tab/><text:tab/></text:span><text:span text:style-name="T7">leer</text:span></text:p>
      <text:p text:style-name="P5"><text:span text:style-name="T7"><text:tab/></text:span><text:span text:style-name="T10">Ist Eingabe</text:span><text:span text:style-name="T7"><text:tab/>kein Integer<text:tab/><text:tab/><text:tab/>→ </text:span><text:span text:style-name="T10">Fehlermeldung; Beedigung des Programms.</text:span></text:p>
      <text:p text:style-name="P23"><text:tab/><text:tab/><text:tab/>außerhalb Wertebereiche</text:p>
      <text:p text:style-name="P16"><text:tab/></text:p>
      <text:p text:style-name="P22"/>
      <text:p text:style-name="P9">Darstellung</text:p>
      <text:p text:style-name="P9"/>
      <text:list xml:id="list2590238921007472529" text:style-name="L21">
        <text:list-item>
          <text:p text:style-name="P17">Popup: <text:tab/><text:tab/><text:tab/>EasterEgg</text:p>
        </text:list-item>
        <text:list-item>
          <text:p text:style-name="P17">Bei Aktualisierung: <text:tab/><text:tab/>nur Balkendiagramm neuzeichnen</text:p>
        </text:list-item>
        <text:list-item>
          <text:p text:style-name="P17">Schriftgröße dynamisch:<text:tab/>Prozentuale Anpassung zur Fenstergröß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5">@override repaint … </text:p>
                                          <text:p text:style-name="P25">schriftgroesse = this.getParent.getWindowSize() … 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Schriftart:<text:tab/><text:tab/><text:tab/>Sans</text:p>
        </text:list-item>
        <text:list-item>
          <text:p text:style-name="P17">Kennzeichnung:<text:tab/><text:tab/>Aktuelle Jahre mit rotem Rahmen</text:p>
        </text:list-item>
      </text:list>
      <text:p text:style-name="P6"/>
      <text:p text:style-name="P6"><text:tab/><text:span text:style-name="T19">Besonderheiten</text:span></text:p>
      <text:p text:style-name="P6"><text:tab/><text:span text:style-name="T6">i3</text:span>:<text:tab/>Fensterrahmen aktivieren → <text:span text:style-name="T12">.i3/config</text:span> → <text:span text:style-name="T12">border = 1px</text:span></text:p>
      <text:p text:style-name="P22"/>
      <text:p text:style-name="P22"/>
      <text:p text:style-name="P9"/>
      <text:p text:style-name="P14">Klassenhierachie</text:p>
      <text:p text:style-name="P6"/>
      <text:p text:style-name="P6"><text:tab/><text:span text:style-name="T15">package gui.ws1314.a01</text:span></text:p>
      <text:p text:style-name="P26"/>
      <text:p text:style-name="P6"><text:span text:style-name="T12"><text:tab/>Fenster.java<text:tab/><text:tab/></text:span>Erzeugt ein Fenster zur Darstellung eines Balkendiagramms für die <text:tab/><text:tab/><text:tab/><text:tab/><text:tab/>Anzeige der Trinkreife eines Weines mit passender Legende.</text:p>
      <text:p text:style-name="P26"><text:tab/></text:p>
      <text:p text:style-name="P6"><text:span text:style-name="T12"><text:tab/>ReifeDiagramm.java<text:tab/></text:span>Erzeugt ein Balkendiagramm zur Darstellung der Trinkreife eines <text:tab/><text:tab/><text:tab/><text:tab/><text:tab/>Weines.</text:p>
      <text:p text:style-name="P26"/>
      <text:p text:style-name="P6"><text:span text:style-name="T12"><text:tab/>Legende.java<text:tab/><text:tab/></text:span>Erzeugt die Legende zu dem in <text:span text:style-name="T12">ReifeDiagramm.java</text:span> generierten <text:tab/><text:tab/><text:tab/><text:tab/><text:tab/><text:tab/>Balkendiagramm.</text:p>
      <text:p text:style-name="P26"/>
      <text:p text:style-name="P6"><text:span text:style-name="T12"><text:tab/>Aufgabe01.java<text:tab/><text:tab/></text:span>Aufrufende Klasse, zum Testen der für Aufgabe 1 benoetigten Klassen.</text:p>
      <text:p text:style-name="P6"/>
      <text:p text:style-name="P6"/>
      <text:p text:style-name="P6"><text:tab/><text:tab/><text:span text:style-name="T20">Abhängigkeiten</text:span></text:p>
      <text:p text:style-name="P18"><draw:g text:anchor-type="paragraph" draw:z-index="2" draw:style-name="gr3"><draw:frame draw:style-name="gr4" draw:text-style-name="P34" svg:width="2.1878in" svg:height="0.3071in" svg:x="1.5752in" svg:y="1.5744in"><draw:text-box><text:p text:style-name="P33"><text:span text:style-name="T27">ReifeDiagramm.java</text:span></text:p></draw:text-box></draw:frame><draw:frame draw:style-name="gr4" draw:text-style-name="P34" svg:width="2.1878in" svg:height="0.3071in" svg:x="4.7252in" svg:y="1.5752in"><draw:text-box><text:p text:style-name="P33"><text:span text:style-name="T27">Legende.java</text:span></text:p></draw:text-box></draw:frame><draw:frame draw:style-name="gr4" draw:text-style-name="P34" svg:width="2.1878in" svg:height="0.3071in" svg:x="3.1508in" svg:y="0.7874in"><draw:text-box><text:p text:style-name="P33"><text:span text:style-name="T27">Fenster.java</text:span></text:p></draw:text-box></draw:frame><draw:frame draw:style-name="gr4" draw:text-style-name="P34" svg:width="2.1886in" svg:height="0.3071in" svg:x="3.1508in" svg:y="0.0008in"><draw:text-box><text:p text:style-name="P33"><text:span text:style-name="T27">Aufgabe01.java</text:span></text:p></draw:text-box></draw:frame><draw:line draw:style-name="gr5" draw:text-style-name="P32" svg:x1="4.239in" svg:y1="0.298in" svg:x2="4.239in" svg:y2="0.748in"><text:p/></draw:line><draw:line draw:style-name="gr5" draw:text-style-name="P32" svg:x1="4.239in" svg:y1="1.098in" svg:x2="5.439in" svg:y2="1.548in"><text:p/></draw:line><draw:line draw:style-name="gr5" draw:text-style-name="P32" svg:x1="4.239in" svg:y1="1.098in" svg:x2="3.089in" svg:y2="1.548in"><text:p/></draw:line><draw:frame draw:style-name="gr6" draw:text-style-name="P36" svg:width="0.685in" svg:height="0.2524in" svg:x="3.8953in" svg:y="1.1406in"><draw:text-box><text:p text:style-name="P35"><text:span text:style-name="T28">erzeugt</text:span></text:p></draw:text-box></draw:frame><draw:frame draw:style-name="gr6" draw:text-style-name="P36" svg:width="0.685in" svg:height="0.2524in" svg:x="4.2807in" svg:y="0.3142in"><draw:text-box><text:p text:style-name="P35"><text:span text:style-name="T28">erzeugt</text:span></text:p></draw:text-box></draw:frame></draw:g></text:p>
      <text:p text:style-name="P6"><text:span text:style-name="T23"><text:tab/></text:span><text:span text:style-name="T16">package gui.ws1314.utilities</text:span></text:p>
      <text:p text:style-name="P27"/>
      <text:p text:style-name="P7"><text:span text:style-name="T17"><text:tab/>TastaturEingabe.java<text:tab/></text:span><text:span text:style-name="T22">Stellt Methoden zur Verarbeitung der Benutzereingabe zur <text:tab/><text:tab/><text:tab/><text:tab/><text:tab/><text:tab/>Verfuegung.</text:span></text:p>
      <text:p text:style-name="P8"/>
      <text:p text:style-name="P7"><text:span text:style-name="T17"><text:tab/>Darstellung.java<text:tab/></text:span><text:span text:style-name="T22">Stellt Methoden und Variablen zur Darstellung eines Fensterinhalts zur </text:span></text:p>
      <text:p text:style-name="P8"><text:s/><text:tab/><text:tab/><text:tab/><text:tab/>Verfuegung.</text:p>
      <text:p text:style-name="P8"/>
      <text:p text:style-name="P10"/>
      <text:p text:style-name="P10">Anforderungen</text:p>
      <text:p text:style-name="P10"/>
      <text:list xml:id="list21559428312376478" text:style-name="L22">
        <text:list-item>
          <text:p text:style-name="P20">Implementierungssprache:<text:tab/>Deutsch (<text:span text:style-name="T24">Kommentare, Klassen-, Methoden-, Variablenamen</text:span>)</text:p>
        </text:list-item>
        <text:list-item>
          <text:p text:style-name="P20">IDE:<text:tab/><text:tab/><text:tab/><text:tab/>NetBeans</text:p>
        </text:list-item>
        <text:list-item>
          <text:p text:style-name="P20">Checkstyle konform</text:p>
        </text:list-item>
        <text:list-item>
          <text:p text:style-name="P20">Git Repository</text:p>
        </text:list-item>
        <text:list-item>
          <text:p text:style-name="P20">Ausreichende Kommentare:<text:tab/><text:span text:style-name="T12">Tools</text:span> → <text:span text:style-name="T12">Analyze Javadoc</text:span></text:p>
        </text:list-item>
        <text:list-item>
          <text:p text:style-name="P20">Tags:</text:p>
        </text:list-item>
      </text:list>
      <text:p text:style-name="P8"><text:span text:style-name="T12"><text:tab/><text:tab/><text:tab/><text:tab/><text:tab/><text:tab/>@author<text:tab/><text:tab/></text:span>Vorname Nachname &lt;Nickname&gt;</text:p>
      <text:p text:style-name="P8"><text:span text:style-name="T12"><text:tab/><text:tab/><text:tab/><text:tab/><text:tab/><text:tab/>@since <text:tab/><text:tab/></text:span>Erstellungsdatum YYYY/MM/TT</text:p>
      <text:p text:style-name="P8"><text:span text:style-name="T12"><text:tab/><text:tab/><text:tab/><text:tab/><text:tab/><text:tab/>@version<text:tab/></text:span>Versionsnummer</text:p>
      <text:p text:style-name="P11"><text:tab/><text:tab/><text:tab/><text:tab/><text:tab/><text:tab/><text:tab/><text:tab/><text:span text:style-name="T25">(</text:span><text:span text:style-name="T6">startet mit 0.5</text:span></text:p>
      <text:p text:style-name="P11"><text:span text:style-name="T6"><text:tab/><text:tab/><text:tab/><text:tab/><text:tab/><text:tab/><text:tab/><text:tab/>→ 0.1-Schritt </text:span><text:span text:style-name="T15">=</text:span><text:span text:style-name="T6"> kleine Änderung</text:span></text:p>
      <text:p text:style-name="P11"><text:span text:style-name="T6"><text:tab/><text:tab/><text:tab/><text:tab/><text:tab/><text:tab/><text:tab/><text:tab/>→ 1.0-Schritt </text:span><text:span text:style-name="T15">=</text:span><text:span text:style-name="T6"> große Änderung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" style:font-pitch="fixed"/>
    <style:font-face style:name="Inconsolata1" svg:font-family="Inconsolata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Roman No9 L2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DejaVu Sans" fo:font-size="8pt" fo:font-style="italic" fo:font-weight="normal" officeooo:rsid="001ce053" officeooo:paragraph-rsid="001ce053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01bb86e"/>
    </style:style>
    <style:style style:name="MT2" style:family="text">
      <style:text-properties officeooo:rsid="001909d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3-10-11T11:24:53.072716682" text:fixed="true">10/11/13</text:date><text:tab/><text:span text:style-name="MT1">gui-ws1314-a01-konzept</text:span><text:tab/><text:span text:style-name="MT2">GUI-Aufgabe 1</text:span></text:p>
      </style:header>
      <style:footer>
        <text:p text:style-name="MP2">Benjamin Schürmann, Philipp Klaushardt<text:tab/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1:24:34.962072266</meta:creation-date>
    <dc:date>2013-10-11T13:36:04.764022467</dc:date>
    <meta:editing-duration>PT16M39S</meta:editing-duration>
    <meta:editing-cycles>6</meta:editing-cycles>
    <meta:generator>LibreOffice/4.1.2.3$Linux_X86_64 LibreOffice_project/410m0$Build-3</meta:generator>
    <meta:document-statistic meta:table-count="0" meta:image-count="0" meta:object-count="0" meta:page-count="3" meta:paragraph-count="71" meta:word-count="327" meta:character-count="2719" meta:non-whitespace-character-count="2302"/>
  </office:meta>
</office:document-meta>
</file>